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108cm" table:align="left"/>
    </style:style>
    <style:style style:name="Table1.A" style:family="table-column">
      <style:table-column-properties style:column-width="7.699cm"/>
    </style:style>
    <style:style style:name="Table1.B" style:family="table-column">
      <style:table-column-properties style:column-width="7.408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cm" fo:margin-bottom="0cm" style:contextual-spacing="false" fo:line-height="138%" style:writing-mode="lr-tb"/>
    </style:style>
    <style:style style:name="P5"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able_20_Contents">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Heading_20_1">
      <style:paragraph-properties fo:margin-top="0.847cm" fo:margin-bottom="0.212cm" style: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3608a3c-817b-2112-6f0b-e4c39b78524e"/>HTTP1 vs HTTP2</text:p>
      <text:p text:style-name="Text_20_body"/>
      <text:p text:style-name="P2">1.HTTP2 is binary, instead of textual</text:p>
      <text:p text:style-name="P2">2.HTTP2 is fully multiplexed, instead of ordered and blocking and hence can use one connection for parallelism.</text:p>
      <text:p text:style-name="P2">3.Uses header compression to reduce overhead.HTTP headers allow the client and the server to pass additional information with the request or the response. </text:p>
      <text:p text:style-name="P2">4.HTTP2 allows servers to “push” responses proactively into client caches.Server can push resources which client has not yet requested. Here developer have to design such applications which will use this feature efficiently as it will save their extra round trip.</text:p>
      <text:p text:style-name="Text_20_body"/>
      <table:table table:name="Table1" table:style-name="Table1">
        <table:table-column table:style-name="Table1.A"/>
        <table:table-column table:style-name="Table1.B"/>
        <table:table-row>
          <table:table-cell table:style-name="Table1.A1" office:value-type="string">
            <text:p text:style-name="P5">HTTP1</text:p>
          </table:table-cell>
          <table:table-cell table:style-name="Table1.A1" office:value-type="string">
            <text:p text:style-name="P5">HTTP2</text:p>
          </table:table-cell>
        </table:table-row>
        <table:table-row>
          <table:table-cell table:style-name="Table1.A1" office:value-type="string">
            <text:p text:style-name="P5">1. HTTP1 is textual.</text:p>
          </table:table-cell>
          <table:table-cell table:style-name="Table1.A1" office:value-type="string">
            <text:p text:style-name="P6">1.HTTP2 uses binary transmission.</text:p>
          </table:table-cell>
        </table:table-row>
        <table:table-row>
          <table:table-cell table:style-name="Table1.A1" office:value-type="string">
            <text:p text:style-name="P5">2.Processing is done sequentially.</text:p>
          </table:table-cell>
          <table:table-cell table:style-name="Table1.A1" office:value-type="string">
            <text:p text:style-name="P6">2.HTTP2 is fully multiplexed.With the new Protocol, the user can send multiple requests, but the browser can receive them in any order.</text:p>
          </table:table-cell>
        </table:table-row>
        <table:table-row>
          <table:table-cell table:style-name="Table1.A1" office:value-type="string">
            <text:p text:style-name="P5">3.It does not support header compression.</text:p>
          </table:table-cell>
          <table:table-cell table:style-name="Table1.A1" office:value-type="string">
            <text:p text:style-name="P5">3.Header compression is supported in HTTP2.</text:p>
          </table:table-cell>
        </table:table-row>
        <table:table-row>
          <table:table-cell table:style-name="Table1.A1" office:value-type="string">
            <text:p text:style-name="P5">4.Server push is not supported in HTTP1.</text:p>
          </table:table-cell>
          <table:table-cell table:style-name="Table1.A1" office:value-type="string">
            <text:p text:style-name="P5">4.The server can send resources the client has not yet requested(server push). This is used in HTTP2.</text:p>
          </table:table-cell>
        </table:table-row>
        <table:table-row>
          <table:table-cell table:style-name="Table1.A1" office:value-type="string">
            <text:p text:style-name="P5">5.Parallelism is not achieved.</text:p>
          </table:table-cell>
          <table:table-cell table:style-name="Table1.A1" office:value-type="string">
            <text:p text:style-name="P5">5. Parallelism is achieved.</text:p>
          </table:table-cell>
        </table:table-row>
      </table:table>
      <text:p text:style-name="Text_20_body"><text:line-break/></text:p>
      <text:p text:style-name="P1">REST architecture</text:p>
      <text:p text:style-name="Text_20_body"/>
      <text:p text:style-name="P2">1.Representational State Transfer (REST) is a style of architecture based on a set of principles that describe how networked resources are defined and addressed.</text:p>
      <text:p text:style-name="P4"><text:span text:style-name="T1">2.REST is a style of software architecture. As a result, such applications or architectures are sometimes referred to as </text:span><text:span text:style-name="T2">RESTful</text:span><text:span text:style-name="T3"> </text:span><text:span text:style-name="T1">or </text:span><text:span text:style-name="T2">REST-style</text:span><text:span text:style-name="T3"> </text:span><text:span text:style-name="T1">applications or architectures.</text:span></text:p>
      <text:p text:style-name="P2">3.An application or architecture considered RESTful or REST-style is characterized by:</text:p>
      <text:p text:style-name="P2">a.State and functionality are divided into distributed resources</text:p>
      <text:p text:style-name="P2">b.Every resource is uniquely addressable using a uniform and minimal set of commands (typically using HTTP commands of GET, POST, PUT, or DELETE over the Internet)</text:p>
      <text:p text:style-name="P2">c.The protocol is client/server, stateless, layered, and supports caching.</text:p>
      <text:p text:style-name="Text_20_body"/>
      <text:p text:style-name="P1"><text:soft-page-break/>HTTP verbs:</text:p>
      <text:p text:style-name="Text_20_body"/>
      <text:p text:style-name="P2">1.POST : The POST verb is most-often utilized to create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On successful creation, return HTTP status 201, returning a Location header with a link to the newly-created resource with the 201 HTTP status.</text:p>
      <text:p text:style-name="Text_20_body"/>
      <text:p text:style-name="P2">2.GET: The HTTP GET method is used to read (or retrieve) a representation of a resource. GET returns a representation in XML or JSON and an HTTP response code of 200 (OK). In an error case, it most often returns a 404 (NOT FOUND) or 400 (BAD REQUEST). According to the design of the HTTP specification, GET (along with HEAD) requests are used only to read data and not change it. Therefore, when used this way, they are considered safe. That is, they can be called without risk of data modification or corruption.</text:p>
      <text:p text:style-name="Text_20_body"/>
      <text:p text:style-name="P2">3.PUT: PUT is most-often utilized for update capabilities, PUT-ing to a known resource URI with the request body containing the newly-updated representation of the original resource. It replaces all current representations of the target resource with the uploaded content.</text:p>
      <text:p text:style-name="Text_20_body"/>
      <text:p text:style-name="P2">4.DELETE: The DELETE method deletes the specified resource. It removes all current representations of the target resource given by a URI.</text:p>
      <text:p text:style-name="Text_20_body"/>
      <text:h text:style-name="P7" text:outline-level="1">HTTP status codes</text:h>
      <text:p text:style-name="Text_20_body"/>
      <text:p text:style-name="P4"><text:span text:style-name="T1">This is a list of</text:span><text:a xlink:type="simple" xlink:href="https://en.wikipedia.org/wiki/Hypertext_Transfer_Protocol"> </text:a><text:span text:style-name="T3"> </text:span><text:span text:style-name="T1">(HTTP) response status code. The first digit of the status code specifies one of five standard classes of responses. Following are the classes of the HTTP status codes:</text:span></text:p>
      <text:p text:style-name="Text_20_body"/>
      <text:p text:style-name="P2">A.1xx Informational responses</text:p>
      <text:p text:style-name="P2">An informational response indicates that the request was received and understood. It is issued on a provisional basis while request processing continues.</text:p>
      <text:p text:style-name="Text_20_body"/>
      <text:p text:style-name="P2">B.2xx Success</text:p>
      <text:p text:style-name="P2">This class of status codes indicates the action requested by the client was received, understood, accepted, and processed successfully.</text:p>
      <text:p text:style-name="P3">200 OK</text:p>
      <text:p text:style-name="P2"><text:soft-page-break/>Standard response for successful HTTP requests. The actual response will depend on the request method used. In a GET request, the response will contain an entity corresponding to the requested resource. In a POST request, the response will contain an entity describing or containing the result of the action.</text:p>
      <text:p text:style-name="Text_20_body"/>
      <text:p text:style-name="P2">C.3xx Redirection</text:p>
      <text:p text:style-name="P2">This class of status code indicates the client must take additional action to complete the request.</text:p>
      <text:p text:style-name="Text_20_body"/>
      <text:p text:style-name="P2">D.4xx Client errors</text:p>
      <text:p text:style-name="P2">This class of status code is intended for situations in which the error seems to have been caused by the client.</text:p>
      <text:p text:style-name="Text_20_body"/>
      <text:p text:style-name="P3">404 Not found</text:p>
      <text:p text:style-name="P2">The requested resource could not be found but may be available in the future. Subsequent requests by the client are permissi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6:14:41.457182115</meta:creation-date>
    <dc:date>2017-11-03T16:15:36.116433453</dc:date>
    <meta:editing-duration>P0D</meta:editing-duration>
    <meta:editing-cycles>1</meta:editing-cycles>
    <meta:document-statistic meta:table-count="1" meta:image-count="0" meta:object-count="0" meta:page-count="3" meta:paragraph-count="44" meta:word-count="711" meta:character-count="4514" meta:non-whitespace-character-count="3843"/>
    <meta:generator>LibreOffice/4.2.8.2$Linux_X86_64 LibreOffice_project/420m0$Build-2</meta:generator>
  </office:meta>
</office:document-meta>
</file>